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8.75mm"/>
    </style:style>
    <style:style style:name="co7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19.97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24.32mm"/>
    </style:style>
    <style:style style:name="co15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erson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personas</text:p>
          </table:table-cell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ng 100</text:p>
          </table:table-cell>
          <table:table-cell office:value-type="string" calcext:value-type="string">
            <text:p>apellid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ng 100</text:p>
          </table:table-cell>
          <table:table-cell office:value-type="string" calcext:value-type="string">
            <text:p>nom_rzsoc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String 20</text:p>
          </table:table-cell>
          <table:table-cell office:value-type="string" calcext:value-type="string">
            <text:p>nif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ifdup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ng 20</text:p>
          </table:table-cell>
          <table:table-cell office:value-type="string" calcext:value-type="string">
            <text:p>nas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naci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ng 30</text:p>
          </table:table-cell>
          <table:table-cell office:value-type="string" calcext:value-type="string">
            <text:p>estcivil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ing 30</text:p>
          </table:table-cell>
          <table:table-cell office:value-type="string" calcext:value-type="string">
            <text:p>nacionalid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ing 150</text:p>
          </table:table-cell>
          <table:table-cell office:value-type="string" calcext:value-type="string">
            <text:p>direccion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codpostal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ing 80</text:p>
          </table:table-cell>
          <table:table-cell office:value-type="string" calcext:value-type="string">
            <text:p>localid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ivestu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13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2"/>
          <table:table-cell table:style-name="Default"/>
          <table:table-cell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style-name="Default"/>
          <table:table-cell/>
          <table:table-cell table:style-name="ce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studios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2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studios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descripestud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rato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ntratos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umcontrato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umvariacion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tipovariacion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personacontratante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ntratantenombre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ntratanteCCC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personaempleado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leadonif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leadonass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mpleadofnacim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leadoestcivil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leadonacion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leadodireccion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empleadocodpostal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leadolocalidad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ivestud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tipocontrato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duracioncontrato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desdeoriginal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hastaoriginal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desde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hasta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tipojornada</text:p>
          </table:table-cell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numhorassemana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ategoria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lient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lientes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persona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umvez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idsg21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desde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hasta</text:p>
          </table:table-cell>
        </table:table-row>
      </table:table>
      <table:table table:name="tiposvariaccontrato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2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iposvariacionctto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descriptipovaria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trato inicial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rórroga 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Prórroga 99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poscontrato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iposcontrato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descriptipoct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entual por circunstancias de la producción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lientes_ccc" table:style-name="ta1">
        <table:table-column table:style-name="co1" table:default-cell-style-name="Default"/>
        <table:table-column table:style-name="co3" table:default-cell-style-name="Default"/>
        <table:table-column table:style-name="co8" table:default-cell-style-name="ce2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lientes _ccc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persona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egimen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CC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posjornada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ce2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iposjornada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descriptipojornada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ornada complet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empo parcial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6:51:01.8386418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4:35:59.757421863</meta:creation-date>
    <dc:date>2016-01-11T17:06:35.364242348</dc:date>
    <meta:editing-duration>PT45M31S</meta:editing-duration>
    <meta:editing-cycles>10</meta:editing-cycles>
    <meta:generator>LibreOffice/5.0.4.2$Linux_X86_64 LibreOffice_project/00m0$Build-2</meta:generator>
    <meta:document-statistic meta:table-count="8" meta:cell-count="136" meta:object-count="0"/>
  </office:meta>
</office:document-meta>
</file>